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9654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datasets_228_482_diabetes_with_hea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2"/>
          <table:table-cell table:style-name="ce2" table:formula="of:=SUM([.B3:.B770])/768" office:value-type="float" office:value="120.89453125" calcext:value-type="float">
            <text:p>120.89453125</text:p>
          </table:table-cell>
          <table:table-cell table:style-name="ce2" table:number-columns-repeated="7"/>
          <table:table-cell table:number-columns-repeated="2"/>
        </table:table-row>
        <table:table-row table:style-name="ro2">
          <table:table-cell table:style-name="ce2" office:value-type="string" calcext:value-type="string">
            <text:p>Pregnancies</text:p>
          </table:table-cell>
          <table:table-cell table:style-name="ce2" office:value-type="string" calcext:value-type="string">
            <text:p>Glucose</text:p>
          </table:table-cell>
          <table:table-cell table:style-name="ce2" office:value-type="string" calcext:value-type="string">
            <text:p>BloodPressure</text:p>
          </table:table-cell>
          <table:table-cell table:style-name="ce2" office:value-type="string" calcext:value-type="string">
            <text:p>SkinThickness</text:p>
          </table:table-cell>
          <table:table-cell table:style-name="ce2" office:value-type="string" calcext:value-type="string">
            <text:p>Insulin</text:p>
          </table:table-cell>
          <table:table-cell table:style-name="ce2" office:value-type="string" calcext:value-type="string">
            <text:p>BMI</text:p>
          </table:table-cell>
          <table:table-cell table:style-name="ce2" office:value-type="string" calcext:value-type="string">
            <text:p>DiabetesPedigreeFunction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Outcome</text:p>
          </table:table-cell>
          <table:table-cell/>
          <table:table-cell table:formula="of:=SUM([.K3:.K770])" office:value-type="float" office:value="6485.52460499531" calcext:value-type="float">
            <text:p>6485.524604995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]-[.$B$1];2)/[.$B$1]" office:value-type="float" office:value="28.8967284130747" calcext:value-type="float">
            <text:p>28.89672841307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9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0]-[.$B$1];2)/[.$B$1]" office:value-type="float" office:value="0.844707346158196" calcext:value-type="float">
            <text:p>0.8447073461581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4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5]-[.$B$1];2)/[.$B$1]" office:value-type="float" office:value="0.515520619608065" calcext:value-type="float">
            <text:p>0.5155206196080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2]-[.$B$1];2)/[.$B$1]" office:value-type="float" office:value="0.844707346158196" calcext:value-type="float">
            <text:p>0.8447073461581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3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]-[.$B$1];2)/[.$B$1]" office:value-type="float" office:value="0.515520619608065" calcext:value-type="float">
            <text:p>0.5155206196080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]-[.$B$1];2)/[.$B$1]" office:value-type="float" office:value="3.01931718815632" calcext:value-type="float">
            <text:p>3.0193171881563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9]-[.$B$1];2)/[.$B$1]" office:value-type="float" office:value="26.0377668957398" calcext:value-type="float">
            <text:p>26.03776689573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2]-[.$B$1];2)/[.$B$1]" office:value-type="float" office:value="27.9271978951259" calcext:value-type="float">
            <text:p>27.92719789512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]-[.$B$1];2)/[.$B$1]" office:value-type="float" office:value="16.0908219217503" calcext:value-type="float">
            <text:p>16.09082192175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]-[.$B$1];2)/[.$B$1]" office:value-type="float" office:value="10.0718229233982" calcext:value-type="float">
            <text:p>10.071822923398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]-[.$B$1];2)/[.$B$1]" office:value-type="float" office:value="2.42026713807393" calcext:value-type="float">
            <text:p>2.420267138073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]-[.$B$1];2)/[.$B$1]" office:value-type="float" office:value="15.219388272844" calcext:value-type="float">
            <text:p>15.2193882728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]-[.$B$1];2)/[.$B$1]" office:value-type="float" office:value="13.3045606532117" calcext:value-type="float">
            <text:p>13.304560653211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4]-[.$B$1];2)/[.$B$1]" office:value-type="float" office:value="17.5832126290429" calcext:value-type="float">
            <text:p>17.583212629042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8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]-[.$B$1];2)/[.$B$1]" office:value-type="float" office:value="16.0908219217503" calcext:value-type="float">
            <text:p>16.09082192175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1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3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]-[.$B$1];2)/[.$B$1]" office:value-type="float" office:value="4.3356763596966" calcext:value-type="float">
            <text:p>4.33567635969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7]-[.$B$1];2)/[.$B$1]" office:value-type="float" office:value="0.844707346158196" calcext:value-type="float">
            <text:p>0.84470734615819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]-[.$B$1];2)/[.$B$1]" office:value-type="float" office:value="2.42026713807393" calcext:value-type="float">
            <text:p>2.420267138073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0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2]-[.$B$1];2)/[.$B$1]" office:value-type="float" office:value="1.64576715422954" calcext:value-type="float">
            <text:p>1.645767154229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3]-[.$B$1];2)/[.$B$1]" office:value-type="float" office:value="3.34365723145336" calcext:value-type="float">
            <text:p>3.3436572314533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]-[.$B$1];2)/[.$B$1]" office:value-type="float" office:value="38.3669536222899" calcext:value-type="float">
            <text:p>38.366953622289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]-[.$B$1];2)/[.$B$1]" office:value-type="float" office:value="28.8967284130747" calcext:value-type="float">
            <text:p>28.89672841307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8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9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0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]-[.$B$1];2)/[.$B$1]" office:value-type="float" office:value="18.1902112396604" calcext:value-type="float">
            <text:p>18.19021123966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4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6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7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8]-[.$B$1];2)/[.$B$1]" office:value-type="float" office:value="4.80645085968044" calcext:value-type="float">
            <text:p>4.8064508596804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9]-[.$B$1];2)/[.$B$1]" office:value-type="float" office:value="1.64576715422954" calcext:value-type="float">
            <text:p>1.645767154229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0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81]-[.$B$1];2)/[.$B$1]" office:value-type="float" office:value="28.8967284130747" calcext:value-type="float">
            <text:p>28.89672841307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2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3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4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5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6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7]-[.$B$1];2)/[.$B$1]" office:value-type="float" office:value="33.769196021075" calcext:value-type="float">
            <text:p>33.7691960210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88]-[.$B$1];2)/[.$B$1]" office:value-type="float" office:value="0.308341066149149" calcext:value-type="float">
            <text:p>0.3083410661491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89]-[.$B$1];2)/[.$B$1]" office:value-type="float" office:value="49.1771898173204" calcext:value-type="float">
            <text:p>49.177189817320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0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91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92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3]-[.$B$1];2)/[.$B$1]" office:value-type="float" office:value="18.9742753451242" calcext:value-type="float">
            <text:p>18.974275345124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94]-[.$B$1];2)/[.$B$1]" office:value-type="float" office:value="37.248532994806" calcext:value-type="float">
            <text:p>37.2485329948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5]-[.$B$1];2)/[.$B$1]" office:value-type="float" office:value="24.026070233489" calcext:value-type="float">
            <text:p>24.02607023348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6]-[.$B$1];2)/[.$B$1]" office:value-type="float" office:value="8.00325851097774" calcext:value-type="float">
            <text:p>8.003258510977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97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8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9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0]-[.$B$1];2)/[.$B$1]" office:value-type="float" office:value="1.02015727992019" calcext:value-type="float">
            <text:p>1.0201572799201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1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2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03]-[.$B$1];2)/[.$B$1]" office:value-type="float" office:value="27.9271978951259" calcext:value-type="float">
            <text:p>27.92719789512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4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5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06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7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8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09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0]-[.$B$1];2)/[.$B$1]" office:value-type="float" office:value="3.34365723145336" calcext:value-type="float">
            <text:p>3.3436572314533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1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12]-[.$B$1];2)/[.$B$1]" office:value-type="float" office:value="29.8828022765275" calcext:value-type="float">
            <text:p>29.88280227652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13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4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5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16]-[.$B$1];2)/[.$B$1]" office:value-type="float" office:value="38.3669536222899" calcext:value-type="float">
            <text:p>38.366953622289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7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18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19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0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1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2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3]-[.$B$1];2)/[.$B$1]" office:value-type="float" office:value="18.9742753451242" calcext:value-type="float">
            <text:p>18.97427534512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4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5]-[.$B$1];2)/[.$B$1]" office:value-type="float" office:value="14.5180408948997" calcext:value-type="float">
            <text:p>14.51804089489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6]-[.$B$1];2)/[.$B$1]" office:value-type="float" office:value="120.89453125" calcext:value-type="float">
            <text:p>120.89453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7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8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29]-[.$B$1];2)/[.$B$1]" office:value-type="float" office:value="20.5920335925636" calcext:value-type="float">
            <text:p>20.59203359256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0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1]-[.$B$1];2)/[.$B$1]" office:value-type="float" office:value="14.6646045964732" calcext:value-type="float">
            <text:p>14.66460459647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2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3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4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5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6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7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38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9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0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1]-[.$B$1];2)/[.$B$1]" office:value-type="float" office:value="8.5261187003215" calcext:value-type="float">
            <text:p>8.52611870032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2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3]-[.$B$1];2)/[.$B$1]" office:value-type="float" office:value="14.5180408948997" calcext:value-type="float">
            <text:p>14.51804089489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4]-[.$B$1];2)/[.$B$1]" office:value-type="float" office:value="120.89453125" calcext:value-type="float">
            <text:p>120.89453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45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6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7]-[.$B$1];2)/[.$B$1]" office:value-type="float" office:value="2.42026713807393" calcext:value-type="float">
            <text:p>2.420267138073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8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49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0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1]-[.$B$1];2)/[.$B$1]" office:value-type="float" office:value="14.5180408948997" calcext:value-type="float">
            <text:p>14.51804089489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2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3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54]-[.$B$1];2)/[.$B$1]" office:value-type="float" office:value="0.515520619608065" calcext:value-type="float">
            <text:p>0.5155206196080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5]-[.$B$1];2)/[.$B$1]" office:value-type="float" office:value="43.0060695872645" calcext:value-type="float">
            <text:p>43.00606958726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6]-[.$B$1];2)/[.$B$1]" office:value-type="float" office:value="20.5920335925636" calcext:value-type="float">
            <text:p>20.59203359256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57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58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59]-[.$B$1];2)/[.$B$1]" office:value-type="float" office:value="10.7829929127355" calcext:value-type="float">
            <text:p>10.78299291273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0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1]-[.$B$1];2)/[.$B$1]" office:value-type="float" office:value="28.8967284130747" calcext:value-type="float">
            <text:p>28.89672841307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2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3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4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5]-[.$B$1];2)/[.$B$1]" office:value-type="float" office:value="120.89453125" calcext:value-type="float">
            <text:p>120.894531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6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67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8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9]-[.$B$1];2)/[.$B$1]" office:value-type="float" office:value="46.6591116887864" calcext:value-type="float">
            <text:p>46.65911168878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70]-[.$B$1];2)/[.$B$1]" office:value-type="float" office:value="1.21215055918608" calcext:value-type="float">
            <text:p>1.212150559186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1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2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3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4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5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6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7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78]-[.$B$1];2)/[.$B$1]" office:value-type="float" office:value="0.844707346158196" calcext:value-type="float">
            <text:p>0.8447073461581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79]-[.$B$1];2)/[.$B$1]" office:value-type="float" office:value="21.6036979435927" calcext:value-type="float">
            <text:p>21.60369794359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0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1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2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3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4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5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86]-[.$B$1];2)/[.$B$1]" office:value-type="float" office:value="29.8828022765275" calcext:value-type="float">
            <text:p>29.88280227652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87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8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89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0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1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2]-[.$B$1];2)/[.$B$1]" office:value-type="float" office:value="12.51325883409" calcext:value-type="float">
            <text:p>12.5132588340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3]-[.$B$1];2)/[.$B$1]" office:value-type="float" office:value="1.64576715422954" calcext:value-type="float">
            <text:p>1.645767154229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4]-[.$B$1];2)/[.$B$1]" office:value-type="float" office:value="20.5920335925636" calcext:value-type="float">
            <text:p>20.59203359256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5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6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7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8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199]-[.$B$1];2)/[.$B$1]" office:value-type="float" office:value="10.0718229233982" calcext:value-type="float">
            <text:p>10.07182292339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0]-[.$B$1];2)/[.$B$1]" office:value-type="float" office:value="15.9372789962923" calcext:value-type="float">
            <text:p>15.937278996292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1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2]-[.$B$1];2)/[.$B$1]" office:value-type="float" office:value="15.3694415863598" calcext:value-type="float">
            <text:p>15.36944158635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3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4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5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6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7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8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09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0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1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2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13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4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5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6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7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18]-[.$B$1];2)/[.$B$1]" office:value-type="float" office:value="29.8828022765275" calcext:value-type="float">
            <text:p>29.88280227652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19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0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1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2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23]-[.$B$1];2)/[.$B$1]" office:value-type="float" office:value="17.5832126290429" calcext:value-type="float">
            <text:p>17.5832126290429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4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5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6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7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28]-[.$B$1];2)/[.$B$1]" office:value-type="float" office:value="50.4610438998433" calcext:value-type="float">
            <text:p>50.461043899843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29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0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1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2]-[.$B$1];2)/[.$B$1]" office:value-type="float" office:value="3.01931718815632" calcext:value-type="float">
            <text:p>3.019317188156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33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34]-[.$B$1];2)/[.$B$1]" office:value-type="float" office:value="18.3542230009451" calcext:value-type="float">
            <text:p>18.354223000945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5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6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37]-[.$B$1];2)/[.$B$1]" office:value-type="float" office:value="6.53393801596982" calcext:value-type="float">
            <text:p>6.533938015969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8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39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40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1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42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3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4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45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6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47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48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49]-[.$B$1];2)/[.$B$1]" office:value-type="float" office:value="47.9098790803015" calcext:value-type="float">
            <text:p>47.909879080301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50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1]-[.$B$1];2)/[.$B$1]" office:value-type="float" office:value="20.5920335925636" calcext:value-type="float">
            <text:p>20.592033592563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2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3]-[.$B$1];2)/[.$B$1]" office:value-type="float" office:value="3.34365723145336" calcext:value-type="float">
            <text:p>3.3436572314533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4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55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6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7]-[.$B$1];2)/[.$B$1]" office:value-type="float" office:value="18.1902112396604" calcext:value-type="float">
            <text:p>18.190211239660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8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59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0]-[.$B$1];2)/[.$B$1]" office:value-type="float" office:value="3.68454062025429" calcext:value-type="float">
            <text:p>3.6845406202542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1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2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3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4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5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6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7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8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69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0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1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2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3]-[.$B$1];2)/[.$B$1]" office:value-type="float" office:value="17.4226904797005" calcext:value-type="float">
            <text:p>17.42269047970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4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5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76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7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8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79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80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81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2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83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84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85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6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7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8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89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0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91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92]-[.$B$1];2)/[.$B$1]" office:value-type="float" office:value="9.62146911552069" calcext:value-type="float">
            <text:p>9.621469115520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3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4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295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6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7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8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299]-[.$B$1];2)/[.$B$1]" office:value-type="float" office:value="0.308341066149149" calcext:value-type="float">
            <text:p>0.30834106614914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0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1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2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3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4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5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06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7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08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09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0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1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2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3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4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5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6]-[.$B$1];2)/[.$B$1]" office:value-type="float" office:value="23.1427460550018" calcext:value-type="float">
            <text:p>23.142746055001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7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8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19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0]-[.$B$1];2)/[.$B$1]" office:value-type="float" office:value="4.3356763596966" calcext:value-type="float">
            <text:p>4.335676359696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21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22]-[.$B$1];2)/[.$B$1]" office:value-type="float" office:value="47.9098790803015" calcext:value-type="float">
            <text:p>47.909879080301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3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4]-[.$B$1];2)/[.$B$1]" office:value-type="float" office:value="12.51325883409" calcext:value-type="float">
            <text:p>12.5132588340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5]-[.$B$1];2)/[.$B$1]" office:value-type="float" office:value="23.1427460550018" calcext:value-type="float">
            <text:p>23.142746055001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6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7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8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29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0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1]-[.$B$1];2)/[.$B$1]" office:value-type="float" office:value="10.7829929127355" calcext:value-type="float">
            <text:p>10.782992912735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2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33]-[.$B$1];2)/[.$B$1]" office:value-type="float" office:value="9.62146911552069" calcext:value-type="float">
            <text:p>9.621469115520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4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5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6]-[.$B$1];2)/[.$B$1]" office:value-type="float" office:value="34.834497000105" calcext:value-type="float">
            <text:p>34.8344970001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7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8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39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0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1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2]-[.$B$1];2)/[.$B$1]" office:value-type="float" office:value="0.308341066149149" calcext:value-type="float">
            <text:p>0.30834106614914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43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4]-[.$B$1];2)/[.$B$1]" office:value-type="float" office:value="24.2145092783693" calcext:value-type="float">
            <text:p>24.214509278369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5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46]-[.$B$1];2)/[.$B$1]" office:value-type="float" office:value="23.3276954879398" calcext:value-type="float">
            <text:p>23.327695487939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7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8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49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0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1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52]-[.$B$1];2)/[.$B$1]" office:value-type="float" office:value="15.219388272844" calcext:value-type="float">
            <text:p>15.2193882728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3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54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5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6]-[.$B$1];2)/[.$B$1]" office:value-type="float" office:value="28.8967284130747" calcext:value-type="float">
            <text:p>28.896728413074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7]-[.$B$1];2)/[.$B$1]" office:value-type="float" office:value="0.515520619608065" calcext:value-type="float">
            <text:p>0.51552061960806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58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59]-[.$B$1];2)/[.$B$1]" office:value-type="float" office:value="20.7665141896749" calcext:value-type="float">
            <text:p>20.766514189674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0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1]-[.$B$1];2)/[.$B$1]" office:value-type="float" office:value="19.9458737812611" calcext:value-type="float">
            <text:p>19.945873781261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2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3]-[.$B$1];2)/[.$B$1]" office:value-type="float" office:value="6.07725120864164" calcext:value-type="float">
            <text:p>6.0772512086416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4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5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6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7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68]-[.$B$1];2)/[.$B$1]" office:value-type="float" office:value="18.1902112396604" calcext:value-type="float">
            <text:p>18.190211239660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69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0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1]-[.$B$1];2)/[.$B$1]" office:value-type="float" office:value="40.6534249137694" calcext:value-type="float">
            <text:p>40.653424913769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72]-[.$B$1];2)/[.$B$1]" office:value-type="float" office:value="3.34365723145336" calcext:value-type="float">
            <text:p>3.3436572314533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3]-[.$B$1];2)/[.$B$1]" office:value-type="float" office:value="3.68454062025429" calcext:value-type="float">
            <text:p>3.6845406202542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4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5]-[.$B$1];2)/[.$B$1]" office:value-type="float" office:value="7.0071681688019" calcext:value-type="float">
            <text:p>7.007168168801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6]-[.$B$1];2)/[.$B$1]" office:value-type="float" office:value="0.515520619608065" calcext:value-type="float">
            <text:p>0.51552061960806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7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78]-[.$B$1];2)/[.$B$1]" office:value-type="float" office:value="30.8854194854842" calcext:value-type="float">
            <text:p>30.885419485484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79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80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1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2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3]-[.$B$1];2)/[.$B$1]" office:value-type="float" office:value="29.6734255599939" calcext:value-type="float">
            <text:p>29.673425559993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4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5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86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7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8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89]-[.$B$1];2)/[.$B$1]" office:value-type="float" office:value="12.51325883409" calcext:value-type="float">
            <text:p>12.5132588340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0]-[.$B$1];2)/[.$B$1]" office:value-type="float" office:value="43.0060695872645" calcext:value-type="float">
            <text:p>43.006069587264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1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2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93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4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95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96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97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398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399]-[.$B$1];2)/[.$B$1]" office:value-type="float" office:value="14.6646045964732" calcext:value-type="float">
            <text:p>14.664604596473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0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1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2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3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04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05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6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7]-[.$B$1];2)/[.$B$1]" office:value-type="float" office:value="15.219388272844" calcext:value-type="float">
            <text:p>15.21938827284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08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09]-[.$B$1];2)/[.$B$1]" office:value-type="float" office:value="25.1178664143026" calcext:value-type="float">
            <text:p>25.117866414302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0]-[.$B$1];2)/[.$B$1]" office:value-type="float" office:value="1.02015727992019" calcext:value-type="float">
            <text:p>1.0201572799201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11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2]-[.$B$1];2)/[.$B$1]" office:value-type="float" office:value="23.3276954879398" calcext:value-type="float">
            <text:p>23.327695487939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13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14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5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16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7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18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19]-[.$B$1];2)/[.$B$1]" office:value-type="float" office:value="19.1417767183512" calcext:value-type="float">
            <text:p>19.141776718351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0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1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22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23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4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25]-[.$B$1];2)/[.$B$1]" office:value-type="float" office:value="36.1466557128259" calcext:value-type="float">
            <text:p>36.1466557128259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6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7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28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29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0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1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2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33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4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5]-[.$B$1];2)/[.$B$1]" office:value-type="float" office:value="16.6717130652444" calcext:value-type="float">
            <text:p>16.671713065244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36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7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38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39]-[.$B$1];2)/[.$B$1]" office:value-type="float" office:value="22.4574250430143" calcext:value-type="float">
            <text:p>22.457425043014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0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1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2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3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4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5]-[.$B$1];2)/[.$B$1]" office:value-type="float" office:value="3.34365723145336" calcext:value-type="float">
            <text:p>3.3436572314533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46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47]-[.$B$1];2)/[.$B$1]" office:value-type="float" office:value="6.07725120864164" calcext:value-type="float">
            <text:p>6.0772512086416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48]-[.$B$1];2)/[.$B$1]" office:value-type="float" office:value="47.9098790803015" calcext:value-type="float">
            <text:p>47.90987908030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49]-[.$B$1];2)/[.$B$1]" office:value-type="float" office:value="3.68454062025429" calcext:value-type="float">
            <text:p>3.6845406202542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0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51]-[.$B$1];2)/[.$B$1]" office:value-type="float" office:value="20.7665141896749" calcext:value-type="float">
            <text:p>20.766514189674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2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3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54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5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6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7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58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59]-[.$B$1];2)/[.$B$1]" office:value-type="float" office:value="5.21350763049695" calcext:value-type="float">
            <text:p>5.2135076304969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60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1]-[.$B$1];2)/[.$B$1]" office:value-type="float" office:value="10.1939593413761" calcext:value-type="float">
            <text:p>10.193959341376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62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3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4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5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6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7]-[.$B$1];2)/[.$B$1]" office:value-type="float" office:value="32.9402839399092" calcext:value-type="float">
            <text:p>32.940283939909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68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69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0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1]-[.$B$1];2)/[.$B$1]" office:value-type="float" office:value="1.02015727992019" calcext:value-type="float">
            <text:p>1.0201572799201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2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3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4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75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76]-[.$B$1];2)/[.$B$1]" office:value-type="float" office:value="1.02015727992019" calcext:value-type="float">
            <text:p>1.0201572799201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7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8]-[.$B$1];2)/[.$B$1]" office:value-type="float" office:value="0.844707346158196" calcext:value-type="float">
            <text:p>0.84470734615819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79]-[.$B$1];2)/[.$B$1]" office:value-type="float" office:value="38.3669536222899" calcext:value-type="float">
            <text:p>38.366953622289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0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81]-[.$B$1];2)/[.$B$1]" office:value-type="float" office:value="31.9045800399447" calcext:value-type="float">
            <text:p>31.904580039944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2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3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4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5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86]-[.$B$1];2)/[.$B$1]" office:value-type="float" office:value="4.80645085968044" calcext:value-type="float">
            <text:p>4.8064508596804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87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8]-[.$B$1];2)/[.$B$1]" office:value-type="float" office:value="0.308341066149149" calcext:value-type="float">
            <text:p>0.30834106614914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89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0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1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2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3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94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5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96]-[.$B$1];2)/[.$B$1]" office:value-type="float" office:value="16.8287456026447" calcext:value-type="float">
            <text:p>16.828745602644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7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8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499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0]-[.$B$1];2)/[.$B$1]" office:value-type="float" office:value="48.9084896977689" calcext:value-type="float">
            <text:p>48.908489697768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1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2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3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04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05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6]-[.$B$1];2)/[.$B$1]" office:value-type="float" office:value="15.219388272844" calcext:value-type="float">
            <text:p>15.21938827284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7]-[.$B$1];2)/[.$B$1]" office:value-type="float" office:value="1.02015727992019" calcext:value-type="float">
            <text:p>1.0201572799201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8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09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10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11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2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13]-[.$B$1];2)/[.$B$1]" office:value-type="float" office:value="18.9742753451242" calcext:value-type="float">
            <text:p>18.974275345124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4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5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16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7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8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19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20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1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2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3]-[.$B$1];2)/[.$B$1]" office:value-type="float" office:value="9.62146911552069" calcext:value-type="float">
            <text:p>9.6214691155206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4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5]-[.$B$1];2)/[.$B$1]" office:value-type="float" office:value="15.9372789962923" calcext:value-type="float">
            <text:p>15.937278996292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26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27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28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29]-[.$B$1];2)/[.$B$1]" office:value-type="float" office:value="120.89453125" calcext:value-type="float">
            <text:p>120.8945312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0]-[.$B$1];2)/[.$B$1]" office:value-type="float" office:value="38.3669536222899" calcext:value-type="float">
            <text:p>38.366953622289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31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32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33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4]-[.$B$1];2)/[.$B$1]" office:value-type="float" office:value="0.198159800195483" calcext:value-type="float">
            <text:p>0.1981598001954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5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6]-[.$B$1];2)/[.$B$1]" office:value-type="float" office:value="16.8287456026447" calcext:value-type="float">
            <text:p>16.828745602644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7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38]-[.$B$1];2)/[.$B$1]" office:value-type="float" office:value="18.3542230009451" calcext:value-type="float">
            <text:p>18.354223000945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39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0]-[.$B$1];2)/[.$B$1]" office:value-type="float" office:value="10.0718229233982" calcext:value-type="float">
            <text:p>10.071822923398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1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2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43]-[.$B$1];2)/[.$B$1]" office:value-type="float" office:value="36.1466557128259" calcext:value-type="float">
            <text:p>36.1466557128259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4]-[.$B$1];2)/[.$B$1]" office:value-type="float" office:value="0.41761761789557" calcext:value-type="float">
            <text:p>0.4176176178955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5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6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7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48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49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0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1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627" calcext:value-type="float">
            <text:p>0.6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52]-[.$B$1];2)/[.$B$1]" office:value-type="float" office:value="6.07725120864164" calcext:value-type="float">
            <text:p>6.0772512086416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3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4]-[.$B$1];2)/[.$B$1]" office:value-type="float" office:value="4.41593743436783" calcext:value-type="float">
            <text:p>4.4159374343678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5]-[.$B$1];2)/[.$B$1]" office:value-type="float" office:value="6.43622888158745" calcext:value-type="float">
            <text:p>6.436228881587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56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57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58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59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0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1]-[.$B$1];2)/[.$B$1]" office:value-type="float" office:value="9.50282230948496" calcext:value-type="float">
            <text:p>9.5028223094849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2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3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64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65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6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7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68]-[.$B$1];2)/[.$B$1]" office:value-type="float" office:value="44.2072069422679" calcext:value-type="float">
            <text:p>44.2072069422679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69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70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1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2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3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4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5]-[.$B$1];2)/[.$B$1]" office:value-type="float" office:value="16.8287456026447" calcext:value-type="float">
            <text:p>16.828745602644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6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77]-[.$B$1];2)/[.$B$1]" office:value-type="float" office:value="120.89453125" calcext:value-type="float">
            <text:p>120.894531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8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79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0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1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82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3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4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5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6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7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8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89]-[.$B$1];2)/[.$B$1]" office:value-type="float" office:value="5.12626733194126" calcext:value-type="float">
            <text:p>5.1262673319412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0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1]-[.$B$1];2)/[.$B$1]" office:value-type="float" office:value="0.125459551399076" calcext:value-type="float">
            <text:p>0.12545955139907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2]-[.$B$1];2)/[.$B$1]" office:value-type="float" office:value="31.9045800399447" calcext:value-type="float">
            <text:p>31.9045800399447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3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4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5]-[.$B$1];2)/[.$B$1]" office:value-type="float" office:value="4.3356763596966" calcext:value-type="float">
            <text:p>4.335676359696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6]-[.$B$1];2)/[.$B$1]" office:value-type="float" office:value="16.0908219217503" calcext:value-type="float">
            <text:p>16.090821921750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7]-[.$B$1];2)/[.$B$1]" office:value-type="float" office:value="45.4248876427752" calcext:value-type="float">
            <text:p>45.424887642775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598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599]-[.$B$1];2)/[.$B$1]" office:value-type="float" office:value="13.8332368624592" calcext:value-type="float">
            <text:p>13.833236862459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0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1]-[.$B$1];2)/[.$B$1]" office:value-type="float" office:value="39.5019175952777" calcext:value-type="float">
            <text:p>39.501917595277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2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3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4]-[.$B$1];2)/[.$B$1]" office:value-type="float" office:value="46.6591116887864" calcext:value-type="float">
            <text:p>46.659111688786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5]-[.$B$1];2)/[.$B$1]" office:value-type="float" office:value="5.63710774681734" calcext:value-type="float">
            <text:p>5.6371077468173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06]-[.$B$1];2)/[.$B$1]" office:value-type="float" office:value="1.21215055918608" calcext:value-type="float">
            <text:p>1.2121505591860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07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08]-[.$B$1];2)/[.$B$1]" office:value-type="float" office:value="12.0106900919658" calcext:value-type="float">
            <text:p>12.010690091965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09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0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1]-[.$B$1];2)/[.$B$1]" office:value-type="float" office:value="7.0071681688019" calcext:value-type="float">
            <text:p>7.007168168801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12]-[.$B$1];2)/[.$B$1]" office:value-type="float" office:value="36.1466557128259" calcext:value-type="float">
            <text:p>36.146655712825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13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4]-[.$B$1];2)/[.$B$1]" office:value-type="float" office:value="28.6908413084833" calcext:value-type="float">
            <text:p>28.690841308483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5]-[.$B$1];2)/[.$B$1]" office:value-type="float" office:value="11.8780848381612" calcext:value-type="float">
            <text:p>11.878084838161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6]-[.$B$1];2)/[.$B$1]" office:value-type="float" office:value="13.1649761755226" calcext:value-type="float">
            <text:p>13.164976175522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17]-[.$B$1];2)/[.$B$1]" office:value-type="float" office:value="12.6493536998368" calcext:value-type="float">
            <text:p>12.649353699836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18]-[.$B$1];2)/[.$B$1]" office:value-type="float" office:value="8.00325851097774" calcext:value-type="float">
            <text:p>8.0032585109777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19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0]-[.$B$1];2)/[.$B$1]" office:value-type="float" office:value="44.2072069422679" calcext:value-type="float">
            <text:p>44.207206942267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1]-[.$B$1];2)/[.$B$1]" office:value-type="float" office:value="12.0106900919658" calcext:value-type="float">
            <text:p>12.010690091965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2]-[.$B$1];2)/[.$B$1]" office:value-type="float" office:value="32.9402839399092" calcext:value-type="float">
            <text:p>32.94028393990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23]-[.$B$1];2)/[.$B$1]" office:value-type="float" office:value="27.9271978951259" calcext:value-type="float">
            <text:p>27.927197895125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24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25]-[.$B$1];2)/[.$B$1]" office:value-type="float" office:value="3.68454062025429" calcext:value-type="float">
            <text:p>3.6845406202542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6]-[.$B$1];2)/[.$B$1]" office:value-type="float" office:value="29.8828022765275" calcext:value-type="float">
            <text:p>29.882802276527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7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28]-[.$B$1];2)/[.$B$1]" office:value-type="float" office:value="1.21215055918608" calcext:value-type="float">
            <text:p>1.2121505591860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29]-[.$B$1];2)/[.$B$1]" office:value-type="float" office:value="13.3045606532117" calcext:value-type="float">
            <text:p>13.304560653211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0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31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32]-[.$B$1];2)/[.$B$1]" office:value-type="float" office:value="26.9742107226809" calcext:value-type="float">
            <text:p>26.974210722680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3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4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35]-[.$B$1];2)/[.$B$1]" office:value-type="float" office:value="45.4248876427752" calcext:value-type="float">
            <text:p>45.424887642775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6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7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38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39]-[.$B$1];2)/[.$B$1]" office:value-type="float" office:value="7.0071681688019" calcext:value-type="float">
            <text:p>7.007168168801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0]-[.$B$1];2)/[.$B$1]" office:value-type="float" office:value="18.3542230009451" calcext:value-type="float">
            <text:p>18.354223000945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1]-[.$B$1];2)/[.$B$1]" office:value-type="float" office:value="0.393190334299977" calcext:value-type="float">
            <text:p>0.39319033429997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2]-[.$B$1];2)/[.$B$1]" office:value-type="float" office:value="4.72270017306698" calcext:value-type="float">
            <text:p>4.7227001730669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3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4]-[.$B$1];2)/[.$B$1]" office:value-type="float" office:value="3.68454062025429" calcext:value-type="float">
            <text:p>3.6845406202542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5]-[.$B$1];2)/[.$B$1]" office:value-type="float" office:value="36.1466557128259" calcext:value-type="float">
            <text:p>36.1466557128259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46]-[.$B$1];2)/[.$B$1]" office:value-type="float" office:value="2.14555713128857" calcext:value-type="float">
            <text:p>2.1455571312885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7]-[.$B$1];2)/[.$B$1]" office:value-type="float" office:value="31.9045800399447" calcext:value-type="float">
            <text:p>31.904580039944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48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49]-[.$B$1];2)/[.$B$1]" office:value-type="float" office:value="3.96519589183011" calcext:value-type="float">
            <text:p>3.9651958918301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0]-[.$B$1];2)/[.$B$1]" office:value-type="float" office:value="25.1178664143026" calcext:value-type="float">
            <text:p>25.117866414302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1]-[.$B$1];2)/[.$B$1]" office:value-type="float" office:value="1.21215055918608" calcext:value-type="float">
            <text:p>1.2121505591860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2]-[.$B$1];2)/[.$B$1]" office:value-type="float" office:value="9.62146911552069" calcext:value-type="float">
            <text:p>9.6214691155206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53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4]-[.$B$1];2)/[.$B$1]" office:value-type="float" office:value="37.248532994806" calcext:value-type="float">
            <text:p>37.24853299480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5]-[.$B$1];2)/[.$B$1]" office:value-type="float" office:value="27.9271978951259" calcext:value-type="float">
            <text:p>27.927197895125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6]-[.$B$1];2)/[.$B$1]" office:value-type="float" office:value="29.8828022765275" calcext:value-type="float">
            <text:p>29.882802276527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7]-[.$B$1];2)/[.$B$1]" office:value-type="float" office:value="1.17027521587935" calcext:value-type="float">
            <text:p>1.170275215879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58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59]-[.$B$1];2)/[.$B$1]" office:value-type="float" office:value="46.6591116887864" calcext:value-type="float">
            <text:p>46.659111688786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0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1]-[.$B$1];2)/[.$B$1]" office:value-type="float" office:value="0.0693026481065624" calcext:value-type="float">
            <text:p>0.06930264810656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2]-[.$B$1];2)/[.$B$1]" office:value-type="float" office:value="5.54637783631943" calcext:value-type="float">
            <text:p>5.5463778363194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3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4]-[.$B$1];2)/[.$B$1]" office:value-type="float" office:value="2.08972334021293" calcext:value-type="float">
            <text:p>2.0897233402129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5]-[.$B$1];2)/[.$B$1]" office:value-type="float" office:value="47.9098790803015" calcext:value-type="float">
            <text:p>47.909879080301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6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7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68]-[.$B$1];2)/[.$B$1]" office:value-type="float" office:value="18.1902112396604" calcext:value-type="float">
            <text:p>18.1902112396604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69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70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71]-[.$B$1];2)/[.$B$1]" office:value-type="float" office:value="44.2072069422679" calcext:value-type="float">
            <text:p>44.207206942267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72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3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4]-[.$B$1];2)/[.$B$1]" office:value-type="float" office:value="35.0613217763498" calcext:value-type="float">
            <text:p>35.061321776349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75]-[.$B$1];2)/[.$B$1]" office:value-type="float" office:value="0.981771548555688" calcext:value-type="float">
            <text:p>0.98177154855568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76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7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8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79]-[.$B$1];2)/[.$B$1]" office:value-type="float" office:value="17.5832126290429" calcext:value-type="float">
            <text:p>17.583212629042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80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81]-[.$B$1];2)/[.$B$1]" office:value-type="float" office:value="1.59691258703835" calcext:value-type="float">
            <text:p>1.5969125870383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2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83]-[.$B$1];2)/[.$B$1]" office:value-type="float" office:value="25.842348626975" calcext:value-type="float">
            <text:p>25.84234862697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4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5]-[.$B$1];2)/[.$B$1]" office:value-type="float" office:value="0.0296890903179424" calcext:value-type="float">
            <text:p>0.02968909031794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6]-[.$B$1];2)/[.$B$1]" office:value-type="float" office:value="2.953014561254" calcext:value-type="float">
            <text:p>2.95301456125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7]-[.$B$1];2)/[.$B$1]" office:value-type="float" office:value="20.7665141896749" calcext:value-type="float">
            <text:p>20.7665141896749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88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89]-[.$B$1];2)/[.$B$1]" office:value-type="float" office:value="33.769196021075" calcext:value-type="float">
            <text:p>33.76919602107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0]-[.$B$1];2)/[.$B$1]" office:value-type="float" office:value="10.1939593413761" calcext:value-type="float">
            <text:p>10.193959341376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91]-[.$B$1];2)/[.$B$1]" office:value-type="float" office:value="0.0366683142023975" calcext:value-type="float">
            <text:p>0.03666831420239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2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3]-[.$B$1];2)/[.$B$1]" office:value-type="float" office:value="15.3694415863598" calcext:value-type="float">
            <text:p>15.369441586359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4]-[.$B$1];2)/[.$B$1]" office:value-type="float" office:value="32.9402839399092" calcext:value-type="float">
            <text:p>32.940283939909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95]-[.$B$1];2)/[.$B$1]" office:value-type="float" office:value="0.079771483933245" calcext:value-type="float">
            <text:p>0.07977148393324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96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7]-[.$B$1];2)/[.$B$1]" office:value-type="float" office:value="8.00325851097774" calcext:value-type="float">
            <text:p>8.0032585109777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98]-[.$B$1];2)/[.$B$1]" office:value-type="float" office:value="16.0908219217503" calcext:value-type="float">
            <text:p>16.090821921750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699]-[.$B$1];2)/[.$B$1]" office:value-type="float" office:value="19.774882796092" calcext:value-type="float">
            <text:p>19.77488279609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00]-[.$B$1];2)/[.$B$1]" office:value-type="float" office:value="1.42068718395586" calcext:value-type="float">
            <text:p>1.4206871839558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01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02]-[.$B$1];2)/[.$B$1]" office:value-type="float" office:value="7.39225330887105" calcext:value-type="float">
            <text:p>7.3922533088710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3]-[.$B$1];2)/[.$B$1]" office:value-type="float" office:value="4.80645085968044" calcext:value-type="float">
            <text:p>4.8064508596804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4]-[.$B$1];2)/[.$B$1]" office:value-type="float" office:value="0.685800757900094" calcext:value-type="float">
            <text:p>0.6858007579000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5]-[.$B$1];2)/[.$B$1]" office:value-type="float" office:value="0.654394250420046" calcext:value-type="float">
            <text:p>0.65439425042004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6]-[.$B$1];2)/[.$B$1]" office:value-type="float" office:value="4.80645085968044" calcext:value-type="float">
            <text:p>4.8064508596804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07]-[.$B$1];2)/[.$B$1]" office:value-type="float" office:value="9.06552223516915" calcext:value-type="float">
            <text:p>9.0655222351691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8]-[.$B$1];2)/[.$B$1]" office:value-type="float" office:value="10.1939593413761" calcext:value-type="float">
            <text:p>10.193959341376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09]-[.$B$1];2)/[.$B$1]" office:value-type="float" office:value="15.3694415863598" calcext:value-type="float">
            <text:p>15.369441586359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10]-[.$B$1];2)/[.$B$1]" office:value-type="float" office:value="3.01931718815632" calcext:value-type="float">
            <text:p>3.0193171881563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11]-[.$B$1];2)/[.$B$1]" office:value-type="float" office:value="19.9458737812611" calcext:value-type="float">
            <text:p>19.945873781261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2]-[.$B$1];2)/[.$B$1]" office:value-type="float" office:value="8.41445111817022" calcext:value-type="float">
            <text:p>8.4144511181702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3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14]-[.$B$1];2)/[.$B$1]" office:value-type="float" office:value="18.3542230009451" calcext:value-type="float">
            <text:p>18.354223000945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5]-[.$B$1];2)/[.$B$1]" office:value-type="float" office:value="2.71152049036318" calcext:value-type="float">
            <text:p>2.7115204903631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16]-[.$B$1];2)/[.$B$1]" office:value-type="float" office:value="0.139417999167986" calcext:value-type="float">
            <text:p>0.139417999167986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7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18]-[.$B$1];2)/[.$B$1]" office:value-type="float" office:value="1.37532222870691" calcext:value-type="float">
            <text:p>1.3753222287069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19]-[.$B$1];2)/[.$B$1]" office:value-type="float" office:value="0.0101084899754435" calcext:value-type="float">
            <text:p>0.01010848997544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20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1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22]-[.$B$1];2)/[.$B$1]" office:value-type="float" office:value="13.3045606532117" calcext:value-type="float">
            <text:p>13.304560653211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3]-[.$B$1];2)/[.$B$1]" office:value-type="float" office:value="27.9271978951259" calcext:value-type="float">
            <text:p>27.927197895125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24]-[.$B$1];2)/[.$B$1]" office:value-type="float" office:value="6.07725120864164" calcext:value-type="float">
            <text:p>6.0772512086416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5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6]-[.$B$1];2)/[.$B$1]" office:value-type="float" office:value="17.4226904797005" calcext:value-type="float">
            <text:p>17.422690479700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27]-[.$B$1];2)/[.$B$1]" office:value-type="float" office:value="7.89508054076868" calcext:value-type="float">
            <text:p>7.8950805407686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8]-[.$B$1];2)/[.$B$1]" office:value-type="float" office:value="1.21215055918608" calcext:value-type="float">
            <text:p>1.2121505591860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29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0]-[.$B$1];2)/[.$B$1]" office:value-type="float" office:value="13.9763109520905" calcext:value-type="float">
            <text:p>13.976310952090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1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2]-[.$B$1];2)/[.$B$1]" office:value-type="float" office:value="23.1427460550018" calcext:value-type="float">
            <text:p>23.142746055001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3]-[.$B$1];2)/[.$B$1]" office:value-type="float" office:value="0.287403394495783" calcext:value-type="float">
            <text:p>0.28740339449578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4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5]-[.$B$1];2)/[.$B$1]" office:value-type="float" office:value="5.98303168620149" calcext:value-type="float">
            <text:p>5.9830316862014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6]-[.$B$1];2)/[.$B$1]" office:value-type="float" office:value="3.27386499260881" calcext:value-type="float">
            <text:p>3.2738649926088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7]-[.$B$1];2)/[.$B$1]" office:value-type="float" office:value="4.04196735455911" calcext:value-type="float">
            <text:p>4.0419673545591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38]-[.$B$1];2)/[.$B$1]" office:value-type="float" office:value="2.42026713807393" calcext:value-type="float">
            <text:p>2.4202671380739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39]-[.$B$1];2)/[.$B$1]" office:value-type="float" office:value="1.64576715422954" calcext:value-type="float">
            <text:p>1.6457671542295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0]-[.$B$1];2)/[.$B$1]" office:value-type="float" office:value="9.62146911552069" calcext:value-type="float">
            <text:p>9.6214691155206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41]-[.$B$1];2)/[.$B$1]" office:value-type="float" office:value="2.64870747540308" calcext:value-type="float">
            <text:p>2.648707475403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42]-[.$B$1];2)/[.$B$1]" office:value-type="float" office:value="10.6573668828153" calcext:value-type="float">
            <text:p>10.657366882815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3]-[.$B$1];2)/[.$B$1]" office:value-type="float" office:value="0.80981122673592" calcext:value-type="float">
            <text:p>0.8098112267359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4]-[.$B$1];2)/[.$B$1]" office:value-type="float" office:value="2.42026713807393" calcext:value-type="float">
            <text:p>2.4202671380739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5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46]-[.$B$1];2)/[.$B$1]" office:value-type="float" office:value="0.308341066149149" calcext:value-type="float">
            <text:p>0.30834106614914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7]-[.$B$1];2)/[.$B$1]" office:value-type="float" office:value="0.00661887803321594" calcext:value-type="float">
            <text:p>0.00661887803321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8]-[.$B$1];2)/[.$B$1]" office:value-type="float" office:value="7.49694166713787" calcext:value-type="float">
            <text:p>7.4969416671378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49]-[.$B$1];2)/[.$B$1]" office:value-type="float" office:value="6.9059694224773" calcext:value-type="float">
            <text:p>6.905969422477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0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1]-[.$B$1];2)/[.$B$1]" office:value-type="float" office:value="8.95036504107564" calcext:value-type="float">
            <text:p>8.9503650410756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52]-[.$B$1];2)/[.$B$1]" office:value-type="float" office:value="3.01931718815632" calcext:value-type="float">
            <text:p>3.0193171881563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3]-[.$B$1];2)/[.$B$1]" office:value-type="float" office:value="3.01931718815632" calcext:value-type="float">
            <text:p>3.0193171881563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54]-[.$B$1];2)/[.$B$1]" office:value-type="float" office:value="11.2594541877363" calcext:value-type="float">
            <text:p>11.2594541877363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5]-[.$B$1];2)/[.$B$1]" office:value-type="float" office:value="0.0000920112523829526" calcext:value-type="float">
            <text:p>9.20112523829526E-0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6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7]-[.$B$1];2)/[.$B$1]" office:value-type="float" office:value="4.80645085968044" calcext:value-type="float">
            <text:p>4.8064508596804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58]-[.$B$1];2)/[.$B$1]" office:value-type="float" office:value="0.215607859906621" calcext:value-type="float">
            <text:p>0.21560785990662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59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60]-[.$B$1];2)/[.$B$1]" office:value-type="float" office:value="1.8350462908737" calcext:value-type="float">
            <text:p>1.835046290873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1]-[.$B$1];2)/[.$B$1]" office:value-type="float" office:value="8.00325851097774" calcext:value-type="float">
            <text:p>8.0032585109777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2]-[.$B$1];2)/[.$B$1]" office:value-type="float" office:value="0.543437515145885" calcext:value-type="float">
            <text:p>0.54343751514588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63]-[.$B$1];2)/[.$B$1]" office:value-type="float" office:value="16.6717130652444" calcext:value-type="float">
            <text:p>16.671713065244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4]-[.$B$1];2)/[.$B$1]" office:value-type="float" office:value="2.36094373505606" calcext:value-type="float">
            <text:p>2.36094373505606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5]-[.$B$1];2)/[.$B$1]" office:value-type="float" office:value="11.3885698295987" calcext:value-type="float">
            <text:p>11.3885698295987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66]-[.$B$1];2)/[.$B$1]" office:value-type="float" office:value="8.5261187003215" calcext:value-type="float">
            <text:p>8.526118700321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7]-[.$B$1];2)/[.$B$1]" office:value-type="float" office:value="3.61125876946751" calcext:value-type="float">
            <text:p>3.6112587694675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8]-[.$B$1];2)/[.$B$1]" office:value-type="float" office:value="24.2145092783693" calcext:value-type="float">
            <text:p>24.214509278369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69]-[.$B$1];2)/[.$B$1]" office:value-type="float" office:value="1.88739047000711" calcext:value-type="float">
            <text:p>1.8873904700071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770]-[.$B$1];2)/[.$B$1]" office:value-type="float" office:value="14.6646045964732" calcext:value-type="float">
            <text:p>14.6646045964732</text:p>
          </table:table-cell>
        </table:table-row>
      </table:table>
      <table:named-expressions/>
      <table:database-ranges>
        <table:database-range table:name="__Anonymous_Sheet_DB__0" table:target-range-address="datasets_228_482_diabetes_with_header.A2:datasets_228_482_diabetes_with_header.I7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05:23:26.868917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4T09:49:01.807312930</dc:date>
    <meta:editing-duration>PT3H47M56S</meta:editing-duration>
    <meta:editing-cycles>5</meta:editing-cycles>
    <meta:document-statistic meta:table-count="1" meta:cell-count="7691" meta:object-count="0"/>
  </office:meta>
</office:document-meta>
</file>